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itch : les caravanes sont attaqués, pourquoi ? Un sorcier embauche des créatures pour attaqué les caravanes de marchands depuis une grotte initialement un repere de neanderthaliens. Les aventuriers arrivent dans un village devenu pauvre.</text:p>
      <text:p text:style-name="Standard"/>
      <text:p text:style-name="Standard">Il arrive dans un village délabré. Plus de richesse car les caravanes sont attaqués et les innondations détruisent les récoltes. (monstres embauchés et innondations provoqué par un sort du mage)</text:p>
      <text:p text:style-name="Standard"/>
      <text:p text:style-name="Standard">Le chef demande à trouver une solution.</text:p>
      <text:p text:style-name="Standard"/>
      <text:p text:style-name="Standard">Deux pistes :</text:p>
      <text:p text:style-name="Standard">Irgone le chasseur qui indique des traces de gobelins</text:p>
      <text:p text:style-name="Standard">Lukach le caravaniers qui indique les collines du géant du feu</text:p>
      <text:p text:style-name="Standard"/>
      <text:p text:style-name="Standard">l'entrée de la grotte : le géant de feu.</text:p>
      <text:p text:style-name="Standard"/>
      <text:p text:style-name="Standard">Ouvrir la porte enigm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11-21T21:27:10.62</dc:date>
    <meta:editing-duration>PT35M49S</meta:editing-duration>
    <meta:editing-cycles>5</meta:editing-cycles>
    <meta:generator>OpenOffice/4.1.7$Win32 OpenOffice.org_project/417m1$Build-9800</meta:generator>
    <meta:document-statistic meta:table-count="0" meta:image-count="0" meta:object-count="0" meta:page-count="1" meta:paragraph-count="8" meta:word-count="108" meta:character-count="661"/>
  </office:meta>
</office:document-meta>
</file>